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imes14_РИО2" style:family="paragraph">
      <style:paragraph-properties fo:text-align="center" fo:line-height="150%" fo:text-indent="0in"/>
    </style:style>
    <style:style style:name="T18" style:parent-style-name="Названиекниги" style:family="text">
      <style:text-properties fo:text-transform="uppercase" fo:color="#000000" style:font-size-complex="14pt"/>
    </style:style>
    <style:style style:name="P19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color="#000000" fo:font-size="14pt" style:font-size-asian="14pt" style:font-size-complex="14pt"/>
    </style:style>
    <style:style style:name="T23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9527in" style:use-optimal-column-width="false"/>
    </style:style>
    <style:style style:name="TableColumn32" style:family="table-column">
      <style:table-column-properties style:column-width="1.7722in" style:use-optimal-column-width="false"/>
    </style:style>
    <style:style style:name="TableColumn33" style:family="table-column">
      <style:table-column-properties style:column-width="1.968in" style:use-optimal-column-width="false"/>
    </style:style>
    <style:style style:name="Table30" style:family="table">
      <style:table-properties style:width="6.693in" style:rel-width="100%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color="#FF0000"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color="#000000" fo:font-size="14pt" style:font-size-asian="14pt" style:font-size-complex="14pt"/>
    </style:style>
    <style:style style:name="T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57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0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61" style:parent-style-name="Standard" style:family="paragraph">
      <style:paragraph-properties fo:line-height="150%"/>
    </style:style>
    <style:style style:name="T6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3" style:parent-style-name="Основнойшрифтабзаца" style:family="text"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line-height="150%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T6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8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6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70" style:parent-style-name="Standard" style:family="paragraph">
      <style:paragraph-properties fo:line-height="150%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T7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3" style:parent-style-name="Standard" style:family="paragraph">
      <style:paragraph-properties fo:line-height="150%"/>
    </style:style>
    <style:style style:name="T7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5" style:parent-style-name="Основнойшрифтабзаца" style:family="text"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line-height="150%"/>
    </style:style>
    <style:style style:name="T7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P79" style:parent-style-name="Standard" style:family="paragraph">
      <style:paragraph-properties fo:line-height="150%"/>
    </style:style>
    <style:style style:name="T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P82" style:parent-style-name="Standard" style:family="paragraph">
      <style:paragraph-properties fo:line-height="150%"/>
    </style:style>
    <style:style style:name="T8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line-height="150%"/>
    </style:style>
    <style:style style:name="T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line-height="150%"/>
    </style:style>
    <style:style style:name="T8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0" style:parent-style-name="Основнойшрифтабзаца" style:family="text">
      <style:text-properties fo:color="#000000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9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93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9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95" style:parent-style-name="Standard" style:family="paragraph">
      <style:paragraph-properties fo:line-height="150%"/>
    </style:style>
    <style:style style:name="T96" style:parent-style-name="Основнойшрифтабзаца" style:family="text">
      <style:text-properties fo:color="#000000" fo:font-size="14pt" style:font-size-asian="14pt" style:font-size-complex="14pt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T1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02" style:parent-style-name="Standard" style:family="paragraph">
      <style:paragraph-properties fo:line-height="150%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T1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0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0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0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0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17" style:parent-style-name="Standard" style:family="paragraph">
      <style:paragraph-properties fo:line-height="150%" fo:margin-left="0.7361in">
        <style:tab-stops/>
      </style:paragraph-properties>
      <style:text-properties fo:color="#000000" fo:font-size="14pt" style:font-size-asian="14pt" style:font-size-complex="14pt"/>
    </style:style>
    <style:style style:name="P118" style:parent-style-name="Standard" style:family="paragraph">
      <style:paragraph-properties fo:line-height="150%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Standard" style:family="paragraph">
      <style:paragraph-properties fo:text-align="center" fo:line-height="150%" fo:margin-left="0.7361in">
        <style:tab-stops/>
      </style:paragraph-properties>
      <style:text-properties fo:color="#000000" fo:font-size="14pt" style:font-size-asian="14pt" style:font-size-complex="14pt"/>
    </style:style>
    <style:style style:name="P12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22" style:parent-style-name="Абзацсписка" style:family="paragraph">
      <style:text-properties fo:color="#000000" fo:font-size="14pt" style:font-size-asian="14pt" style:font-size-complex="14pt"/>
    </style:style>
    <style:style style:name="P123" style:parent-style-name="Standard" style:family="paragraph">
      <style:paragraph-properties fo:line-height="150%" fo:margin-left="0.7361in">
        <style:tab-stops/>
      </style:paragraph-properties>
      <style:text-properties fo:color="#000000" fo:font-size="14pt" style:font-size-asian="14pt" style:font-size-complex="14pt"/>
    </style:style>
    <style:style style:name="P12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25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2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12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/>
    </style:style>
    <style:style style:name="T1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/>
    </style:style>
    <style:style style:name="T130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1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2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3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34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38" style:parent-style-name="Основнойшрифтабзаца" style:family="text">
      <style:text-properties style:font-name="Courier New" style:font-name-asian="Courier New" style:font-name-complex="Courier New" fo:color="#000000" fo:font-size="11pt" style:font-size-asian="11pt" style:font-size-complex="10pt" fo:language="en" fo:country="US"/>
    </style:style>
    <style:style style:name="T13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/>
    </style:style>
    <style:style style:name="T14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P143" style:parent-style-name="Standard" style:family="paragraph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46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asian="Courier New" style:font-name-complex="Courier New" fo:color="#000000" fo:font-size="11pt" style:font-size-asian="11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53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54" style:parent-style-name="Standard" style:family="paragraph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59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asian="Courier New" style:font-name-complex="Courier New" fo:color="#000000" fo:font-size="11pt" style:font-size-asian="11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66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67" style:parent-style-name="Standard" style:family="paragraph">
      <style:text-properties fo:color="#000000" fo:font-size="14pt" style:font-size-asian="14pt" style:font-size-complex="14pt" fo:language="en" fo:country="US"/>
    </style:style>
    <style:style style:name="P168" style:parent-style-name="Standard" style:family="paragraph">
      <style:text-properties fo:color="#000000" fo:font-size="14pt" style:font-size-asian="14pt" style:font-size-complex="14pt" fo:language="en" fo:country="US"/>
    </style:style>
    <style:style style:name="P169" style:parent-style-name="Standard" style:family="paragraph">
      <style:text-properties fo:color="#000000" fo:font-size="14pt" style:font-size-asian="14pt" style:font-size-complex="14pt" fo:language="en" fo:country="US"/>
    </style:style>
    <style:style style:name="P170" style:parent-style-name="Standard" style:family="paragraph">
      <style:text-properties fo:color="#000000" fo:font-size="14pt" style:font-size-asian="14pt" style:font-size-complex="14pt" fo:language="en" fo:country="US"/>
    </style:style>
    <style:style style:name="P171" style:parent-style-name="Standard" style:family="paragraph">
      <style:text-properties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line-height="150%" fo:margin-left="0.4861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line-height="150%" fo:margin-left="0.4861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T1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/>
    </style:style>
    <style:style style:name="T177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79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80" style:parent-style-name="Standard" style:family="paragraph">
      <style:paragraph-properties fo:margin-left="0.5in">
        <style:tab-stops/>
      </style:paragraph-properties>
    </style:style>
    <style:style style:name="T1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T184" style:parent-style-name="Основнойшрифтабзаца" style:family="text">
      <style:text-properties style:font-name="Courier New" style:font-name-asian="Courier New" style:font-name-complex="Courier New" fo:color="#000000" fo:font-size="11pt" style:font-size-asian="11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/>
    </style:style>
    <style:style style:name="T18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0pt" fo:language="en" fo:country="US"/>
    </style:style>
    <style:style style:name="P188" style:parent-style-name="Standard" style:family="paragraph">
      <style:paragraph-properties fo:margin-left="0.9847in">
        <style:tab-stops/>
      </style:paragraph-properties>
      <style:text-properties fo:language="en" fo:country="US"/>
    </style:style>
    <style:style style:name="P189" style:parent-style-name="Standard" style:family="paragraph">
      <style:paragraph-properties fo:margin-left="0.4847in">
        <style:tab-stops/>
      </style:paragraph-properties>
    </style:style>
    <style:style style:name="T190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192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93" style:parent-style-name="Standard" style:family="paragraph">
      <style:paragraph-properties fo:margin-left="0.4847in">
        <style:tab-stops/>
      </style:paragraph-properties>
    </style:style>
    <style:style style:name="T1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196" style:parent-style-name="Standard" style:family="paragraph">
      <style:paragraph-properties fo:margin-left="0.4847in">
        <style:tab-stops/>
      </style:paragraph-properties>
    </style:style>
    <style:style style:name="T197" style:parent-style-name="Основнойшрифтабзаца" style:family="text">
      <style:text-properties style:font-name="Courier New" style:font-name-asian="Courier New" style:font-name-complex="Courier New" fo:color="#000000" fo:font-size="11pt" style:font-size-asian="11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1pt" style:font-size-asian="11pt" style:font-size-complex="10pt"/>
    </style:style>
    <style:style style:name="T200" style:parent-style-name="Основнойшрифтабзаца" style:family="text">
      <style:text-properties style:font-name="Courier New" style:font-name-complex="Courier New" fo:font-size="11pt" style:font-size-asian="11pt" style:font-size-complex="10pt" fo:language="en" fo:country="US"/>
    </style:style>
    <style:style style:name="P201" style:parent-style-name="Standard" style:family="paragraph">
      <style:paragraph-properties fo:text-align="justify" fo:line-height="150%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202" style:parent-style-name="Standard" style:family="paragraph">
      <style:paragraph-properties fo:text-align="justify" fo:line-height="150%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20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0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0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paragraph-properties fo:text-align="end"/>
      <style:text-properties fo:font-size="14pt" style:font-size-asian="14pt" style:font-size-complex="14pt"/>
    </style:style>
    <style:style style:name="TableColumn211" style:family="table-column">
      <style:table-column-properties style:column-width="0.9055in"/>
    </style:style>
    <style:style style:name="TableColumn212" style:family="table-column">
      <style:table-column-properties style:column-width="2.8319in"/>
    </style:style>
    <style:style style:name="TableColumn213" style:family="table-column">
      <style:table-column-properties style:column-width="1.4618in"/>
    </style:style>
    <style:style style:name="TableColumn214" style:family="table-column">
      <style:table-column-properties style:column-width="1.393in"/>
    </style:style>
    <style:style style:name="Table210" style:family="table">
      <style:table-properties style:width="6.5923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29" style:parent-style-name="Основнойтекст" style:family="paragraph">
      <style:paragraph-properties fo:widows="2" fo:orphans="2" style:vertical-align="auto" fo:margin-right="0.3812in"/>
    </style:style>
    <style:style style:name="T230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31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232" style:parent-style-name="Основнойтекст" style:family="paragraph">
      <style:paragraph-properties fo:widows="2" fo:orphans="2" style:vertical-align="auto" fo:margin-right="0.3812in"/>
    </style:style>
    <style:style style:name="T233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34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P235" style:parent-style-name="Основнойтекст" style:family="paragraph">
      <style:paragraph-properties fo:widows="2" fo:orphans="2" style:vertical-align="auto" fo:margin-right="0.3812in"/>
    </style:style>
    <style:style style:name="T236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37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40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4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42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45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4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52" style:parent-style-name="Основнойтекст" style:family="paragraph">
      <style:paragraph-properties fo:widows="2" fo:orphans="2" style:vertical-align="auto" fo:margin-right="0.3812in"/>
    </style:style>
    <style:style style:name="T253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54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255" style:parent-style-name="Основнойтекст" style:family="paragraph">
      <style:paragraph-properties fo:widows="2" fo:orphans="2" style:vertical-align="auto" fo:margin-right="0.3812in"/>
    </style:style>
    <style:style style:name="T256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57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259" style:parent-style-name="Основнойтекст" style:family="paragraph">
      <style:paragraph-properties fo:widows="2" fo:orphans="2" style:vertical-align="auto" fo:margin-right="0.3812in"/>
    </style:style>
    <style:style style:name="T260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65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6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67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70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7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77" style:parent-style-name="Основнойтекст" style:family="paragraph">
      <style:paragraph-properties fo:widows="2" fo:orphans="2" style:vertical-align="auto" fo:margin-right="0.3812in"/>
    </style:style>
    <style:style style:name="T278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79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280" style:parent-style-name="Основнойтекст" style:family="paragraph">
      <style:paragraph-properties fo:widows="2" fo:orphans="2" style:vertical-align="auto" fo:margin-right="0.3812in"/>
    </style:style>
    <style:style style:name="T281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82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284" style:parent-style-name="Основнойтекст" style:family="paragraph">
      <style:paragraph-properties fo:widows="2" fo:orphans="2" style:vertical-align="auto" fo:margin-right="0.3812in"/>
    </style:style>
    <style:style style:name="T285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286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90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9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92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95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29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02" style:parent-style-name="Основнойтекст" style:family="paragraph">
      <style:paragraph-properties fo:widows="2" fo:orphans="2" style:vertical-align="auto" fo:margin-right="0.3812in"/>
    </style:style>
    <style:style style:name="T303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304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305" style:parent-style-name="Основнойтекст" style:family="paragraph">
      <style:paragraph-properties fo:widows="2" fo:orphans="2" style:vertical-align="auto" fo:margin-right="0.3812in"/>
    </style:style>
    <style:style style:name="T306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307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style:style style:name="P309" style:parent-style-name="Основнойтекст" style:family="paragraph">
      <style:paragraph-properties fo:widows="2" fo:orphans="2" style:vertical-align="auto" fo:margin-right="0.3812in"/>
    </style:style>
    <style:style style:name="T310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style:language-asian="ru" style:country-asian="RU" style:language-complex="ar" style:country-complex="SA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14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15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16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сновнойтекст" style:family="paragraph">
      <style:paragraph-properties fo:widows="2" fo:orphans="2" style:vertical-align="auto" fo:margin-right="0.3812in"/>
    </style:style>
    <style:style style:name="T319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T320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 fo:language="ru" fo:country="RU"/>
    </style:style>
    <style:style style:name="T321" style:parent-style-name="Основнойшрифтабзаца" style:family="text">
      <style:text-properties style:font-name="Times New Roman" style:font-name-asian="NSimSun" style:font-name-complex="Times New Roman" fo:font-size="10pt" style:font-size-asian="10pt" style:font-size-complex="10pt"/>
    </style:style>
    <style:style style:name="P322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23" style:parent-style-name="Основнойтекст" style:family="paragraph">
      <style:paragraph-properties fo:widows="2" fo:orphans="2" style:vertical-align="auto" fo:margin-right="0.3812in"/>
      <style:text-properties style:font-name="Times New Roman" style:font-name-asian="NSimSun" style:font-name-complex="Times New Roman" fo:font-size="10pt" style:font-size-asian="10pt" style:font-size-complex="10pt"/>
    </style:style>
    <style:style style:name="P32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2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329" style:parent-style-name="Standard" style:family="paragraph">
      <style:text-properties fo:font-size="14pt" style:font-size-asian="14pt" style:font-size-complex="14pt"/>
    </style:style>
    <style:style style:name="P330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1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2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3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4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5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6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7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8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9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40" style:parent-style-name="Верхнийколонтитул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41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2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3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4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5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6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7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8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49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50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51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52" style:parent-style-name="Верхнийколонтитул" style:family="paragraph">
      <style:text-properties fo:font-weight="bold" style:font-weight-asian="bold" style:font-weight-complex="bold" fo:font-size="14pt" style:font-size-asian="14pt" style:font-size-complex="14pt"/>
    </style:style>
    <style:style style:name="P353" style:parent-style-name="Заголовок1" style:family="paragraph">
      <style:text-properties fo:font-weight="bold" style:font-weight-asian="bold" style:font-weight-complex="bold" fo:font-style="normal" style:font-style-asian="normal" fo:font-size="14pt" style:font-size-asian="14pt" style:font-size-complex="14pt"/>
    </style:style>
    <style:style style:name="P354" style:parent-style-name="Заголовок1" style:family="paragraph">
      <style:paragraph-properties fo:text-align="center"/>
      <style:text-properties fo:font-weight="bold" style:font-weight-asian="bold" style:font-weight-complex="bold" fo:font-style="normal" style:font-style-asian="normal" fo:font-size="14pt" style:font-size-asian="14pt" style:font-size-complex="14pt"/>
    </style:style>
    <style:style style:name="P35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356" style:parent-style-name="Основнойшрифтабзаца" style:family="text">
      <style:text-properties fo:color="#000000" fo:font-size="14pt" style:font-size-asian="14pt" style:font-size-complex="14pt"/>
    </style:style>
    <style:style style:name="T3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color="#000000" fo:font-size="14pt" style:font-size-asian="14pt" style:font-size-complex="14pt"/>
    </style:style>
    <style:style style:name="T3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fo:color="#000000" fo:font-size="14pt" style:font-size-asian="14pt" style:font-size-complex="14pt"/>
    </style:style>
    <style:style style:name="P361" style:parent-style-name="Standard" style:family="paragraph">
      <style:text-properties fo:font-size="14pt" style:font-size-asian="14pt" style:font-size-complex="14pt"/>
    </style:style>
    <style:style style:name="P36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6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7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8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39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0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1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2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3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446" style:parent-style-name="Standard" style:family="paragraph">
      <style:paragraph-properties fo:text-align="justify"/>
    </style:style>
    <style:style style:name="T44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отчет</text:span></text:p>
      <text:p text:style-name="P19">по лабораторной работе №3</text:p>
      <text:p text:style-name="P20">по дисциплине «Организация ЭВМ и систем»</text:p>
      <text:p text:style-name="P21"><text:span text:style-name="T22">Тема:<text:s/></text:span><text:bookmark-start text:name="__DdeLink__147_445606122"/><text:span text:style-name="T23">Изучение организации ветвлений в программах на языке ассемблера</text:span><text:bookmark-end text:name="__DdeLink__147_445606122"/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</text:span><text:span text:style-name="T37"><text:s/></text:span><text:span text:style-name="T38">гр.<text:s/></text:span><text:span text:style-name="T39">3</text:span><text:span text:style-name="T40">38</text:span><text:span text:style-name="T41">8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Титкова С.Д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рсов <text:s/>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2024</text:p>
      <text:soft-page-break/>
      <text:p text:style-name="P57">Цель работы.</text:p>
      <text:p text:style-name="P58"><text:bookmark-start text:name="__DdeLink__7123_2567154423"/>Изучение организации ветвлений в программах на языке<text:s/><text:bookmark-start text:name="__DdeLink__495_445606122"/>Ассемблера процессора Intel X86<text:bookmark-end text:name="__DdeLink__7123_2567154423"/><text:bookmark-end text:name="__DdeLink__495_445606122"/>.</text:p>
      <text:p text:style-name="P59"/>
      <text:p text:style-name="P60"><text:tab/>Основные теоретические положения.</text:p>
      <text:p text:style-name="P61"><text:span text:style-name="T62"><text:tab/>label (метка)</text:span><text:span text:style-name="T63"><text:s/>- это символическое имя, присваиваемое определенному месту в коде. Метки используются как цели для переходов и как ссылки на адреса памяти.</text:span></text:p>
      <text:p text:style-name="P64"><text:span text:style-name="T65"><text:tab/></text:span><text:span text:style-name="T66">Безусловный переход (JMP):</text:span></text:p>
      <text:p text:style-name="P67"><text:tab/>Инструкция JMP безусловно передает управление на указанную метку или адрес памяти. Она не зависит ни от какого условия и всегда выполняет переход.</text:p>
      <text:p text:style-name="P68"><text:tab/>Условные переходы:</text:p>
      <text:p text:style-name="P69">Условные переходы передают управление на указанную метку или адрес памяти в зависимости от результата предыдущего сравнения (например, CMP).</text:p>
      <text:p text:style-name="P70"><text:span text:style-name="T71"><text:tab/></text:span><text:span text:style-name="T72">Примеры инструкций условного перехода:</text:span></text:p>
      <text:p text:style-name="P73"><text:span text:style-name="T74"><text:tab/>JE (Jump if Equal):</text:span><text:span text:style-name="T75"><text:s/>Выполняет переход, если предыдущее сравнение привело к равенству.</text:span></text:p>
      <text:p text:style-name="P76"><text:span text:style-name="T77"><text:tab/>JNE (Jump if Not Equal):</text:span><text:span text:style-name="T78"><text:s/>Переход, если предыдущее сравнение привело к неравенству.</text:span></text:p>
      <text:p text:style-name="P79"><text:span text:style-name="T80"><text:tab/>JG (Jump if Greater):</text:span><text:span text:style-name="T81"><text:s/>Переход, если в результате предыдущего сравнения первый операнд оказался больше второго операнда.</text:span></text:p>
      <text:p text:style-name="P82"><text:span text:style-name="T83"><text:tab/>JL (Jump if Less):</text:span><text:span text:style-name="T84"><text:s/>Переход, если в результате предыдущего сравнения первый операнд оказался меньше второго операнда.</text:span></text:p>
      <text:p text:style-name="P85"><text:span text:style-name="T86"><text:tab/>JGE (Jump if Greater or Equal):</text:span><text:span text:style-name="T87"><text:s/>Переход, если в результате предыдущего сравнения первый операнд оказался больше или равен второму операнду.</text:span></text:p>
      <text:p text:style-name="P88"><text:span text:style-name="T89"><text:tab/>JLE (Jump if Less or Equal):</text:span><text:span text:style-name="T90"><text:s/>Выполняет переход, если в результате предыдущего сравнения первый операнд меньше или равен второму операнду.</text:span></text:p>
      <text:p text:style-name="P91"/>
      <text:p text:style-name="P92"/>
      <text:soft-page-break/>
      <text:p text:style-name="P93"><text:tab/>Задание</text:p>
      <text:p text:style-name="P94"><text:tab/>Разработать на языке Ассемблер iX86 программу, которая по заданным целым значениям a,b,i,k, размером 1 слово, вычисляет:</text:p>
      <text:p text:style-name="P95"><text:span text:style-name="T96"><text:s text:c="3"/>а</text:span><text:span text:style-name="T97">)<text:s/></text:span><text:span text:style-name="T98">значения</text:span><text:span text:style-name="T99"><text:s/>i1 = fn1(a,b,i)<text:s/></text:span><text:span text:style-name="T100">и</text:span><text:span text:style-name="T101"><text:s/>i2 = fn2(a,b,i);</text:span></text:p>
      <text:p text:style-name="P102"><text:span text:style-name="T103"><text:s text:c="3"/>b)<text:s/></text:span><text:span text:style-name="T104">значения</text:span><text:span text:style-name="T105"><text:s/>res= fn3(i1,i2,k),</text:span></text:p>
      <text:p text:style-name="P106">где вид функций fn1,fn2 определяется из табл. 1, а функции fn3 — из табл.2 по цифрам шифра индивидуального задания (n1.n2.n3).</text:p>
      <text:p text:style-name="P107">Значения a,b,i,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 возможные комбинации параметров a,b и k, позволяющие проверить различные маршруты выполнения <text:s/>программы.</text:p>
      <text:p text:style-name="P108"/>
      <text:p text:style-name="P109"><text:tab/>Замечания:</text:p>
      <text:p text:style-name="P110"><text:tab/>1) при разработке программы не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<text:p text:style-name="P111"><text:tab/>2) при вычислении функций fn1 и fn2 вместо операции умножения следует использовать арифметический сдвиг и, возможно, сложение;</text:p>
      <text:p text:style-name="P112"><text:tab/>3) не использовать процедуры (в том числе при вычислении функций fn1 и fn2);</text:p>
      <text:p text:style-name="P113"><text:tab/>4) при разработке программы следует минимизировать длину кода; для этого могут потребоваться преобразования формул и введение промежуточных результатов.</text:p>
      <text:p text:style-name="P114"/>
      <text:p text:style-name="P115"><text:tab/>Для выполнения задания:</text:p>
      <text:list text:style-name="LFO4" text:continue-numbering="true">
        <text:list-item>
          <text:p text:style-name="P116">Преобразовать формулы, по которым будут выполняться вычисления, согласно замечанию 4.</text:p>
        </text:list-item>
      </text:list>
      <text:p text:style-name="P117"/>
      <text:soft-page-break/>
      <text:list text:style-name="LFO4" text:continue-numbering="true">
        <text:list-item>
          <text:p text:style-name="P118"><text:span text:style-name="T119">В табличном процессоре создали документ, в котором в 4 ячейки вводятся входные данные (a, b, i, k), в 3 ячейках появляются результаты i1, i2, res, вычисленные по исходным формулам, и ещё в одной ячейке — res, вычисленный по преобразованной формуле. Проверили, что результаты совпадают для разных входных данных.</text:span></text:p>
        </text:list-item>
      </text:list>
      <text:p text:style-name="P120"/>
      <text:list text:style-name="LFO4" text:continue-numbering="true">
        <text:list-item>
          <text:p text:style-name="P121">Разработать программу; в коде должны быть выделены части, посвящённые вычислению итоговых значений (3 штуки) и ключевых промежуточных значений, если таковые были определены при преобразовании формул. Код должен быть с подробными комментариями: после каждой вычислительной команды должно быть указано полученное к текущему моменту значение.</text:p>
        </text:list-item>
      </text:list>
      <text:p text:style-name="P122"/>
      <text:p text:style-name="P123"/>
      <text:list text:style-name="LFO4" text:continue-numbering="true">
        <text:list-item>
          <text:p text:style-name="P124">Протестировать программу, оформив таблицу с входными данными и результатами. Тесты должны проверять все пути выполнения вычислений, и их точно не менее 4.</text:p>
        </text:list-item>
      </text:list>
      <text:p text:style-name="P125"/>
      <text:p text:style-name="P126">Вариант 22. Шифр 4.8.3</text:p>
      <text:p text:style-name="P127"/>
      <text:p text:style-name="Standard"><text:bookmark-start text:name="__DdeLink__6368_2567154423"/><text:bookmark-start text:name="__DdeLink__6463_2567154423"/><text:span text:style-name="T128"><text:s text:c="3"/></text:span><text:bookmark-start text:name="__DdeLink__2_731883169"/><text:span text:style-name="T129"><text:s text:c="6"/></text:span><text:bookmark-start text:name="__DdeLink__6306_2567154423"/><text:span text:style-name="T130">/</text:span><text:bookmark-end text:name="__DdeLink__6306_2567154423"/><text:span text:style-name="T131"><text:s/>-(6*i-4)</text:span><text:bookmark-start text:name="__DdeLink__6297_2567154423"/><text:bookmark-start text:name="__DdeLink__6_731883169"/><text:span text:style-name="T132">, <text:s/></text:span><text:span text:style-name="T133">при</text:span><text:span text:style-name="T134"><text:s text:c="2"/>a&gt;b</text:span><text:bookmark-end text:name="__DdeLink__6297_2567154423"/><text:bookmark-end text:name="__DdeLink__6_731883169"/></text:p>
      <text:p text:style-name="Standard"><text:span text:style-name="T135"><text:s text:c="3"/></text:span><text:bookmark-start text:name="__DdeLink__4_731883169"/><text:bookmark-start text:name="__DdeLink__6290_2567154423"/><text:span text:style-name="T136">f4 =</text:span><text:bookmark-end text:name="__DdeLink__4_731883169"/><text:bookmark-end text:name="__DdeLink__6290_2567154423"/><text:span text:style-name="T137"><text:s/>&lt;</text:span></text:p>
      <text:p text:style-name="Standard"><text:span text:style-name="T138"><text:s text:c="9"/></text:span><text:span text:style-name="T139">\ 3*(i+2)</text:span><text:bookmark-start text:name="__DdeLink__6299_2567154423"/><text:bookmark-start text:name="__DdeLink__8_731883169"/><text:span text:style-name="T140">, <text:s/></text:span><text:span text:style-name="T141">при</text:span><text:span text:style-name="T142"><text:s text:c="2"/>a&lt;=b</text:span><text:bookmark-end text:name="__DdeLink__6368_2567154423"/><text:bookmark-end text:name="__DdeLink__6463_2567154423"/><text:bookmark-end text:name="__DdeLink__2_731883169"/><text:bookmark-end text:name="__DdeLink__6299_2567154423"/><text:bookmark-end text:name="__DdeLink__8_731883169"/></text:p>
      <text:p text:style-name="P143"/>
      <text:p text:style-name="Standard"><text:bookmark-start text:name="__DdeLink__6480_2567154423"/><text:bookmark-start text:name="__DdeLink__2_7318831691"/><text:span text:style-name="T144"><text:s text:c="9"/>/-(6*i+8), <text:s/></text:span><text:span text:style-name="T145">при</text:span><text:span text:style-name="T146"><text:s text:c="2"/>a&gt;b <text:s/></text:span></text:p>
      <text:p text:style-name="Standard"><text:span text:style-name="T147"><text:s text:c="3"/></text:span><text:bookmark-start text:name="__DdeLink__4_7318831691"/><text:bookmark-start text:name="__DdeLink__6290_25671544231"/><text:span text:style-name="T148">f8 =</text:span><text:bookmark-end text:name="__DdeLink__4_7318831691"/><text:bookmark-end text:name="__DdeLink__6290_25671544231"/><text:span text:style-name="T149"><text:s/>&lt;</text:span></text:p>
      <text:p text:style-name="Standard"><text:span text:style-name="T150"><text:s text:c="9"/></text:span><text:bookmark-end text:name="__DdeLink__6480_2567154423"/><text:bookmark-end text:name="__DdeLink__2_7318831691"/><text:span text:style-name="T151">\ 9-3*(i-1),</text:span><text:span text:style-name="T152">при</text:span><text:span text:style-name="T153"><text:s text:c="2"/>a&lt;=b</text:span></text:p>
      <text:p text:style-name="P154"/>
      <text:p text:style-name="Standard"><text:bookmark-start text:name="__DdeLink__6492_2567154423"/><text:span text:style-name="T155"><text:s text:c="3"/></text:span><text:bookmark-start text:name="__DdeLink__2_7318831692"/><text:span text:style-name="T156"><text:s text:c="6"/></text:span><text:span text:style-name="T157">/ |i1+i2|,<text:s/></text:span><text:span text:style-name="T158">при</text:span><text:span text:style-name="T159"><text:s text:c="2"/>k=0</text:span></text:p>
      <text:p text:style-name="Standard"><text:span text:style-name="T160"><text:s text:c="3"/></text:span><text:bookmark-start text:name="__DdeLink__4_7318831692"/><text:bookmark-start text:name="__DdeLink__6290_25671544232"/><text:span text:style-name="T161">f3 =</text:span><text:bookmark-end text:name="__DdeLink__4_7318831692"/><text:bookmark-end text:name="__DdeLink__6290_25671544232"/><text:span text:style-name="T162"><text:s/>&lt;</text:span></text:p>
      <text:p text:style-name="Standard"><text:span text:style-name="T163"><text:s text:c="9"/></text:span><text:bookmark-end text:name="__DdeLink__6492_2567154423"/><text:bookmark-end text:name="__DdeLink__2_7318831692"/><text:span text:style-name="T164">\ min(i1,i2),<text:s/></text:span><text:span text:style-name="T165">при</text:span><text:span text:style-name="T166"><text:s text:c="2"/>k/=0</text:span></text:p>
      <text:p text:style-name="P167"/>
      <text:p text:style-name="P168"/>
      <text:p text:style-name="P169"/>
      <text:p text:style-name="P170"/>
      <text:p text:style-name="P171"/>
      <text:p text:style-name="P172"/>
      <text:soft-page-break/>
      <text:p text:style-name="P173">Выполнение работы.</text:p>
      <text:list text:style-name="LFO5" text:continue-numbering="true">
        <text:list-item>
          <text:p text:style-name="P174">Преобразование формул никак не помогла в сокращении кода.</text:p>
        </text:list-item>
      </text:list>
      <text:p text:style-name="P175"><text:span text:style-name="T176"><text:s text:c="9"/></text:span><text:span text:style-name="T177">/ 4-6i, <text:s/></text:span><text:span text:style-name="T178">при</text:span><text:span text:style-name="T179"><text:s text:c="2"/>a&gt;b</text:span></text:p>
      <text:p text:style-name="P180"><text:span text:style-name="T181"><text:s text:c="3"/></text:span><text:span text:style-name="T182">f4 = &lt;</text:span></text:p>
      <text:p text:style-name="P183"><text:span text:style-name="T184"><text:s text:c="9"/></text:span><text:span text:style-name="T185">\ 3i+6, <text:s/></text:span><text:span text:style-name="T186">при</text:span><text:span text:style-name="T187"><text:s text:c="2"/>a&lt;=b</text:span></text:p>
      <text:p text:style-name="P188"/>
      <text:p text:style-name="P189"><text:span text:style-name="T190"><text:s text:c="9"/>/-6*i-8, <text:s/></text:span><text:span text:style-name="T191">при</text:span><text:span text:style-name="T192"><text:s text:c="2"/>a&gt;b <text:s/></text:span></text:p>
      <text:p text:style-name="P193"><text:span text:style-name="T194"><text:s text:c="3"/></text:span><text:span text:style-name="T195">f8 = &lt;</text:span></text:p>
      <text:p text:style-name="P196"><text:span text:style-name="T197"><text:s text:c="9"/></text:span><text:span text:style-name="T198">\ 12-3i,<text:s/></text:span><text:span text:style-name="T199">при</text:span><text:span text:style-name="T200"><text:s text:c="2"/>a&lt;=b</text:span></text:p>
      <text:p text:style-name="P201"/>
      <text:list text:style-name="LFO5" text:continue-numbering="true">
        <text:list-item>
          <text:p text:style-name="P202"><text:span text:style-name="T203">В табличном процессоре (например, LibreOffice Calc) создан документ, в котором в 4 ячейки вводятся входные данные (a, b, i, k), в 3 ячейках появляются результаты i1, i2, res, вычисленные по исходным формулам, и ещё в одной ячейке — res, вычисленный по преобразованной формуле. Проверить, что результаты совпадают для разных входных данных.</text:span></text:p>
        </text:list-item>
      </text:list>
      <text:p text:style-name="P204"/>
      <text:list text:style-name="LFO5" text:continue-numbering="true">
        <text:list-item>
          <text:p text:style-name="P205">Разработана программа с минимальной длиной кода. Код программы находится в приложении.</text:p>
        </text:list-item>
      </text:list>
      <text:p text:style-name="P206"/>
      <text:list text:style-name="LFO5" text:continue-numbering="true">
        <text:list-item>
          <text:p text:style-name="P207">Программа протестирована на всех возможных путях выполнения вычислений. Результаты занесены в Табл. 1</text:p>
        </text:list-item>
      </text:list>
      <text:p text:style-name="P208"/>
      <text:p text:style-name="P209">Табл. 1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Тест</text:p>
          </table:table-cell>
          <table:table-cell table:style-name="TableCell218">
            <text:p text:style-name="P219">Тестируемый случай и используемые функции<text:s/></text:p>
          </table:table-cell>
          <table:table-cell table:style-name="TableCell220">
            <text:p text:style-name="P221">Входные данные<text:s/></text:p>
          </table:table-cell>
          <table:table-cell table:style-name="TableCell222">
            <text:p text:style-name="P223">Выходные данные<text:s/></text:p>
          </table:table-cell>
        </table:table-row>
        <table:table-row table:style-name="TableRow224">
          <table:table-cell table:style-name="TableCell225">
            <text:p text:style-name="P226">1</text:p>
          </table:table-cell>
          <table:table-cell table:style-name="TableCell227">
            <text:p text:style-name="P228">a&lt;b, k=0</text:p>
            <text:p text:style-name="P229"><text:span text:style-name="T230">f1: <text:s/></text:span><text:span text:style-name="T231"><draw:frame draw:style-name="a0" draw:name="Рисунок 5" text:anchor-type="as-char" svg:x="0in" svg:y="0in" svg:width="1.46679in" svg:height="0.25002in" style:rel-width="scale" style:rel-height="scale"><draw:image xlink:href="media/image1.png" xlink:type="simple" xlink:show="embed" xlink:actuate="onLoad"/><svg:title/><svg:desc/></draw:frame></text:span></text:p>
            <text:p text:style-name="P232"><text:span text:style-name="T233">f2: <text:s/></text:span><text:span text:style-name="T234"><draw:frame draw:style-name="a1" draw:name="Рисунок 6" text:anchor-type="as-char" svg:x="0in" svg:y="0in" svg:width="1.49057in" svg:height="0.27027in" style:rel-width="scale" style:rel-height="scale"><draw:image xlink:href="media/image2.png" xlink:type="simple" xlink:show="embed" xlink:actuate="onLoad"/><svg:title/><svg:desc/></draw:frame></text:span></text:p>
            <text:p text:style-name="P235"><text:span text:style-name="T236">f3: <text:s/></text:span><text:span text:style-name="T237"><draw:frame draw:style-name="a2" draw:name="Рисунок 7" text:anchor-type="as-char" svg:x="0in" svg:y="0in" svg:width="1.35033in" svg:height="0.20838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238">
            <text:p text:style-name="P239">a= 3</text:p>
            <text:p text:style-name="P240">b=5</text:p>
            <text:p text:style-name="P241">i=0</text:p>
            <text:p text:style-name="P242">k=0</text:p>
          </table:table-cell>
          <table:table-cell table:style-name="TableCell243">
            <text:p text:style-name="P244">i1 = 0006</text:p>
            <text:p text:style-name="P245">i2 = 000C</text:p>
            <text:p text:style-name="P246">res = 0012</text:p>
          </table:table-cell>
        </table:table-row>
        <table:table-row table:style-name="TableRow247">
          <table:table-cell table:style-name="TableCell248">
            <text:p text:style-name="P249">2</text:p>
          </table:table-cell>
          <table:table-cell table:style-name="TableCell250">
            <text:p text:style-name="P251">a&gt;b, k!=0</text:p>
            <text:p text:style-name="P252"><text:span text:style-name="T253">f1:</text:span><text:span text:style-name="T254"><draw:frame draw:style-name="a3" draw:name="Рисунок 8" text:anchor-type="as-char" svg:x="0in" svg:y="0in" svg:width="1.45846in" svg:height="0.29169in" style:rel-width="scale" style:rel-height="scale"><draw:image xlink:href="media/image4.png" xlink:type="simple" xlink:show="embed" xlink:actuate="onLoad"/><svg:title/><svg:desc/></draw:frame></text:span></text:p>
            <text:p text:style-name="P255"><text:span text:style-name="T256">f2:</text:span><text:span text:style-name="T257"><text:s/></text:span><text:span text:style-name="T258"><draw:frame draw:style-name="a4" draw:name="Рисунок 9" text:anchor-type="as-char" svg:x="0in" svg:y="0in" svg:width="1.35012in" svg:height="0.20835in" style:rel-width="scale" style:rel-height="scale"><draw:image xlink:href="media/image5.png" xlink:type="simple" xlink:show="embed" xlink:actuate="onLoad"/><svg:title/><svg:desc/></draw:frame></text:span></text:p>
            <text:p text:style-name="P259"><text:span text:style-name="T260">f3:</text:span><text:span text:style-name="T261"><text:s/></text:span><text:span text:style-name="T262"><draw:frame draw:style-name="a5" draw:name="Рисунок 10" text:anchor-type="as-char" svg:x="0in" svg:y="0in" svg:width="1.5418in" svg:height="0.23335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263">
            <text:p text:style-name="P264">a=2</text:p>
            <text:p text:style-name="P265">b=0</text:p>
            <text:p text:style-name="P266">i=-5</text:p>
            <text:p text:style-name="P267">k=5</text:p>
          </table:table-cell>
          <table:table-cell table:style-name="TableCell268">
            <text:p text:style-name="P269">i1 = 0022</text:p>
            <text:p text:style-name="P270">i2 = 0016</text:p>
            <text:p text:style-name="P271">res = 0016</text:p>
          </table:table-cell>
        </table:table-row>
        <table:table-row table:style-name="TableRow272">
          <table:table-cell table:style-name="TableCell273">
            <text:p text:style-name="P274">3</text:p>
          </table:table-cell>
          <table:table-cell table:style-name="TableCell275">
            <text:p text:style-name="P276">a&gt;b, k=0</text:p>
            <text:soft-page-break/>
            <text:p text:style-name="P277"><text:span text:style-name="T278">f1:</text:span><text:span text:style-name="T279"><draw:frame draw:style-name="a6" draw:name="Рисунок 11" text:anchor-type="as-char" svg:x="0in" svg:y="0in" svg:width="1.45846in" svg:height="0.29169in" style:rel-width="scale" style:rel-height="scale"><draw:image xlink:href="media/image4.png" xlink:type="simple" xlink:show="embed" xlink:actuate="onLoad"/><svg:title/><svg:desc/></draw:frame></text:span></text:p>
            <text:p text:style-name="P280"><text:span text:style-name="T281">f2:</text:span><text:span text:style-name="T282"><text:s/></text:span><text:span text:style-name="T283"><draw:frame draw:style-name="a7" draw:name="Рисунок 12" text:anchor-type="as-char" svg:x="0in" svg:y="0in" svg:width="1.35012in" svg:height="0.20835in" style:rel-width="scale" style:rel-height="scale"><draw:image xlink:href="media/image5.png" xlink:type="simple" xlink:show="embed" xlink:actuate="onLoad"/><svg:title/><svg:desc/></draw:frame></text:span></text:p>
            <text:p text:style-name="P284"><text:span text:style-name="T285">f3:</text:span><text:span text:style-name="T286"><text:s/></text:span><text:span text:style-name="T287"><draw:frame draw:style-name="a8" draw:name="Рисунок 13" text:anchor-type="as-char" svg:x="0in" svg:y="0in" svg:width="1.35033in" svg:height="0.20838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288">
            <text:p text:style-name="P289">a=8</text:p>
            <text:p text:style-name="P290">b=1</text:p>
            <text:soft-page-break/>
            <text:p text:style-name="P291">i=7</text:p>
            <text:p text:style-name="P292">k=0</text:p>
          </table:table-cell>
          <table:table-cell table:style-name="TableCell293">
            <text:p text:style-name="P294">i1 = FFDA</text:p>
            <text:p text:style-name="P295">i2 = FFCE</text:p>
            <text:soft-page-break/>
            <text:p text:style-name="P296">res = 0058</text:p>
          </table:table-cell>
        </table:table-row>
        <text:soft-page-break/>
        <table:table-row table:style-name="TableRow297">
          <table:table-cell table:style-name="TableCell298">
            <text:p text:style-name="P299">4</text:p>
          </table:table-cell>
          <table:table-cell table:style-name="TableCell300">
            <text:p text:style-name="P301">a&lt;b, k!=0</text:p>
            <text:p text:style-name="P302"><text:span text:style-name="T303">f1:</text:span><text:span text:style-name="T304"><draw:frame draw:style-name="a9" draw:name="Рисунок 618492948" text:anchor-type="as-char" svg:x="0in" svg:y="0in" svg:width="1.46679in" svg:height="0.25002in" style:rel-width="scale" style:rel-height="scale"><draw:image xlink:href="media/image1.png" xlink:type="simple" xlink:show="embed" xlink:actuate="onLoad"/><svg:title/><svg:desc/></draw:frame></text:span></text:p>
            <text:p text:style-name="P305"><text:span text:style-name="T306">f2:</text:span><text:span text:style-name="T307"><text:s/></text:span><text:span text:style-name="T308"><draw:frame draw:style-name="a10" draw:name="Рисунок 2033778568" text:anchor-type="as-char" svg:x="0in" svg:y="0in" svg:width="1.49057in" svg:height="0.27027in" style:rel-width="scale" style:rel-height="scale"><draw:image xlink:href="media/image2.png" xlink:type="simple" xlink:show="embed" xlink:actuate="onLoad"/><svg:title/><svg:desc/></draw:frame></text:span></text:p>
            <text:p text:style-name="P309"><text:span text:style-name="T310">f3:<text:s/></text:span><text:span text:style-name="T311"><draw:frame draw:style-name="a11" draw:name="Рисунок 1028541023" text:anchor-type="as-char" svg:x="0in" svg:y="0in" svg:width="1.5418in" svg:height="0.23335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312">
            <text:p text:style-name="P313">a=3</text:p>
            <text:p text:style-name="P314">b=5</text:p>
            <text:p text:style-name="P315">i=3</text:p>
            <text:p text:style-name="P316">k=3</text:p>
          </table:table-cell>
          <table:table-cell table:style-name="TableCell317">
            <text:p text:style-name="P318"><text:span text:style-name="T319">i1 = 00</text:span><text:span text:style-name="T320">0</text:span><text:span text:style-name="T321">F</text:span></text:p>
            <text:p text:style-name="P322">i2 = 0000</text:p>
            <text:p text:style-name="P323">res = 0000</text:p>
          </table:table-cell>
        </table:table-row>
      </table:table>
      <text:p text:style-name="P324"/>
      <text:p text:style-name="P325"/>
      <text:p text:style-name="P326">Вывод.</text:p>
      <text:p text:style-name="P327"/>
      <text:p text:style-name="P328">По итогам лабораторной работы были изучены ветвления в программах на языке<text:s/><text:bookmark-start text:name="__DdeLink__495_44560612221"/>Ассемблера процессора Intel X86<text:bookmark-end text:name="__DdeLink__495_44560612221"/>.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h text:style-name="P353" text:outline-level="1"/>
      <text:p text:style-name="Standard"/>
      <text:soft-page-break/>
      <text:h text:style-name="P354" text:outline-level="1">ПРИЛОЖЕНИЕ</text:h>
      <text:p text:style-name="P355"/>
      <text:p text:style-name="Standard"><text:bookmark-start text:name="__DdeLink__509_445606122"/><text:span text:style-name="T356">Код программы<text:s/></text:span><text:span text:style-name="T357">LB</text:span><text:span text:style-name="T358">3_</text:span><text:span text:style-name="T359">my</text:span><text:span text:style-name="T360">.asm</text:span><text:bookmark-end text:name="__DdeLink__509_445606122"/></text:p>
      <text:p text:style-name="P361"/>
      <text:p text:style-name="P362">ASSUME CS:CODE, SS:AStack, DS:DATA</text:p>
      <text:p text:style-name="P363"/>
      <text:p text:style-name="P364">AStack <text:s text:c="3"/>SEGMENT <text:s/>STACK</text:p>
      <text:p text:style-name="P365"><text:s text:c="10"/>DW 12 DUP(0)</text:p>
      <text:p text:style-name="P366">AStack <text:s text:c="3"/>ENDS</text:p>
      <text:p text:style-name="P367"/>
      <text:p text:style-name="P368">DATA <text:s text:c="5"/>SEGMENT</text:p>
      <text:p text:style-name="P369"><text:s text:c="4"/>a <text:s text:c="2"/>DW <text:s/>3</text:p>
      <text:p text:style-name="P370"><text:s text:c="4"/>b <text:s text:c="2"/>DW <text:s/>5</text:p>
      <text:p text:style-name="P371"><text:s text:c="4"/>i <text:s text:c="2"/>DW <text:s/>3</text:p>
      <text:p text:style-name="P372"><text:s text:c="4"/>k <text:s text:c="2"/>DW <text:s/>3</text:p>
      <text:p text:style-name="P373"/>
      <text:p text:style-name="P374"><text:s text:c="4"/>i1 <text:s/>DW <text:s/>0</text:p>
      <text:p text:style-name="P375"><text:s text:c="4"/>i2 <text:s/>DW <text:s/>0</text:p>
      <text:p text:style-name="P376"><text:s text:c="4"/>res DW <text:s/>0</text:p>
      <text:p text:style-name="P377">DATA <text:s text:c="5"/>ENDS</text:p>
      <text:p text:style-name="P378"/>
      <text:p text:style-name="P379">CODE SEGMENT</text:p>
      <text:p text:style-name="P380"/>
      <text:p text:style-name="P381">Main <text:s text:c="3"/>PROC FAR</text:p>
      <text:p text:style-name="P382"><text:s text:c="4"/>push ds</text:p>
      <text:p text:style-name="P383"><text:s text:c="4"/>sub ax, ax</text:p>
      <text:p text:style-name="P384"><text:s text:c="4"/>push ax</text:p>
      <text:p text:style-name="P385"><text:s text:c="4"/>mov ax, DATA</text:p>
      <text:p text:style-name="P386"><text:s text:c="4"/>mov ds, ax</text:p>
      <text:p text:style-name="P387"/>
      <text:p text:style-name="P388"><text:s text:c="4"/>; 30 oprations in calculate part</text:p>
      <text:p text:style-name="P389"><text:s text:c="4"/>mov cx, i <text:s text:c="9"/>; Load i into cx</text:p>
      <text:p text:style-name="P390"><text:s text:c="4"/>mov ax, a <text:s text:c="9"/>; Load a into ax</text:p>
      <text:p text:style-name="P391"><text:s text:c="4"/>shl cx, 1 <text:s text:c="9"/>; cx = 2i = (i * 2)</text:p>
      <text:p text:style-name="P392"><text:s text:c="4"/>add cx, i <text:s text:c="9"/>; cx = 3i = (2i + i)</text:p>
      <text:p text:style-name="P393"><text:s text:c="4"/>cmp ax, b <text:s text:c="9"/>; Compare a and b</text:p>
      <text:p text:style-name="P394"><text:s text:c="4"/>jg STEP1 <text:s text:c="10"/>; If a &gt; b, jump to STEP1</text:p>
      <text:p text:style-name="P395"/>
      <text:p text:style-name="P396"><text:s text:c="4"/>; a &lt;= b</text:p>
      <text:p text:style-name="P397"><text:s text:c="4"/>add cx, 6 <text:s text:c="9"/>; Calculate (3i + 6)</text:p>
      <text:p text:style-name="P398"><text:s text:c="4"/>mov i1, cx <text:s text:c="8"/>; Store result in i1</text:p>
      <text:p text:style-name="P399"><text:tab/></text:p>
      <text:p text:style-name="P400"><text:tab/>neg cx<text:tab/><text:tab/><text:tab/><text:s text:c="3"/>; Negate the result for 3i вынести в константу</text:p>
      <text:p text:style-name="P401"><text:s text:c="4"/>add cx, 18 <text:s text:c="8"/>; Calculate (-3i + 12)</text:p>
      <text:p text:style-name="P402"><text:s text:c="4"/>mov i2, cx <text:s text:c="8"/>; Store result in i2</text:p>
      <text:p text:style-name="P403"><text:s text:c="4"/>jmp STEP2 <text:s text:c="9"/>; Jump to STEP2</text:p>
      <text:p text:style-name="P404"/>
      <text:p text:style-name="P405"><text:s text:c="4"/>; a &gt; b</text:p>
      <text:p text:style-name="P406">STEP1: <text:s text:c="16"/></text:p>
      <text:p text:style-name="P407"><text:s text:c="4"/>shl cx, 1 <text:s text:c="9"/>; cx = 3*i * 2 = 6*i</text:p>
      <text:p text:style-name="P408"><text:s text:c="4"/>sub cx, 4 <text:s text:c="9"/>; Calculate (6i - 4)</text:p>
      <text:p text:style-name="P409"/>
      <text:p text:style-name="P410"><text:s text:c="4"/>neg cx <text:s text:c="12"/>; Negate the result for i1</text:p>
      <text:p text:style-name="P411"><text:s text:c="4"/>mov i1, cx <text:s text:c="8"/>; Store result in i1 = -(6i - 4)</text:p>
      <text:p text:style-name="P412"/>
      <text:p text:style-name="P413"><text:s text:c="4"/>sub cx, 12 <text:s text:c="8"/>; Calculate (-6i - 8)</text:p>
      <text:p text:style-name="P414"><text:s text:c="4"/>mov i2, cx <text:s text:c="8"/>; Store result in i2</text:p>
      <text:p text:style-name="P415"/>
      <text:p text:style-name="P416">; Calculate final result based on k</text:p>
      <text:p text:style-name="P417">STEP2:</text:p>
      <text:p text:style-name="P418"><text:s text:c="4"/>mov ax, i1 <text:s text:c="8"/>; ax = i1</text:p>
      <text:p text:style-name="P419"><text:s text:c="4"/>cmp k, 0 <text:s text:c="10"/>; Compare k and 0 directly without moving to ax</text:p>
      <text:soft-page-break/>
      <text:p text:style-name="P420"><text:tab/>jne MIN <text:s text:c="11"/>; If k != 0 then jump to MIN</text:p>
      <text:p text:style-name="P421"/>
      <text:p text:style-name="P422"><text:tab/>; k = 0 case</text:p>
      <text:p text:style-name="P423"><text:tab/>add ax, i2 <text:s text:c="8"/>; ax = i1 + i2</text:p>
      <text:p text:style-name="P424"><text:tab/>jns STEP5 <text:s text:c="9"/>; If i1 + i2 &gt;= 0 then jump to STEP5</text:p>
      <text:p text:style-name="P425"><text:tab/>neg ax <text:s text:c="12"/>; Negate ax if &lt;0</text:p>
      <text:p text:style-name="P426"/>
      <text:p text:style-name="P427">STEP5:</text:p>
      <text:p text:style-name="P428"><text:tab/>jmp EXIT <text:s text:c="10"/>; Jump to EXIT</text:p>
      <text:p text:style-name="P429"/>
      <text:p text:style-name="P430">MIN:</text:p>
      <text:p text:style-name="P431"><text:tab/>cmp ax, i2 <text:s text:c="8"/>; Compare i1 and i2 directly</text:p>
      <text:p text:style-name="P432"><text:tab/>jge MIN_2 <text:s text:c="9"/>; If i1 &gt;= i2 then jump to MIN_2</text:p>
      <text:p text:style-name="P433"><text:tab/>jmp EXIT <text:s text:c="10"/>; Jump to EXIT</text:p>
      <text:p text:style-name="P434"/>
      <text:p text:style-name="P435">MIN_2:</text:p>
      <text:p text:style-name="P436"><text:tab/>mov ax, i2 <text:s text:c="8"/>; ax = i2</text:p>
      <text:p text:style-name="P437"/>
      <text:p text:style-name="P438">EXIT:</text:p>
      <text:p text:style-name="P439"><text:s text:c="4"/>mov res, ax <text:s text:c="7"/>; Store result</text:p>
      <text:p text:style-name="P440"/>
      <text:p text:style-name="P441"><text:tab/>mov ax,4C00h <text:s text:c="6"/>; Terminate program normally</text:p>
      <text:p text:style-name="P442"><text:tab/>int 21h <text:s text:c="11"/>; DOS interrupt for program termination</text:p>
      <text:p text:style-name="P443"/>
      <text:p text:style-name="P444">Main <text:s text:c="3"/>ENDP</text:p>
      <text:p text:style-name="P445">CODE <text:s text:c="3"/>ENDS</text:p>
      <text:p text:style-name="P446"><text:span text:style-name="T447"><text:s text:c="8"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3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, Arial" style:font-name-asian="Times New Roman" style:font-name-complex="Helvetica, Arial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style:contextual-spacing="true"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2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style:contextual-spacing="true"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style:contextual-spacing="true"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WW8Num2z0" style:display-name="WW8Num2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1z0" style:display-name="WW8Num1z0" style:family="text">
      <style:text-properties style:font-name-complex="Times New Roman" style:text-position="0% 100%" fo:font-size="12pt" style:font-size-asian="12pt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style:font-name-complex="Mangal" style:font-size-complex="10.5pt" fo:hyphenate="false"/>
    </style:style>
    <style:style style:name="ОсновнойтекстЗнак1" style:display-name="Основной текст Знак1" style:family="text" style:parent-style-name="Основнойшрифтабзаца">
      <style:text-properties style:font-name-complex="Mangal" style:font-size-complex="10.5pt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text:list-style style:name="WW8Num2" style:display-name="WW8Num2">
      <text:list-level-style-bullet text:level="1" text:style-name="WW_CharLFO2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F0" style:page-layout-name="PL0">
      <style:header>
        <text:p text:style-name="P2"><text:s text:c="5"/></text:p>
      </style:header>
      <style:footer>
        <text:p text:style-name="P3"><text:page-number text:fixed="false">8</text:page-number></text:p>
        <text:p text:style-name="Нижнийколонтитул"/>
      </style:footer>
      <style:header-first>
        <text:p text:style-name="Верхнийколонтитул"/>
      </style:header-first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ПРОЕКТ ЛЭТИ</dc:title>
    <meta:initial-creator>SAP</meta:initial-creator>
    <dc:creator>Соня Титкова</dc:creator>
    <meta:creation-date>2024-10-02T13:59:00Z</meta:creation-date>
    <dc:date>2024-12-19T20:32:00Z</dc:date>
    <meta:print-date>2015-07-17T12:06:00Z</meta:print-date>
    <meta:template xlink:href="Normal.dotm" xlink:type="simple"/>
    <meta:editing-cycles>11</meta:editing-cycles>
    <meta:editing-duration>PT10080S</meta:editing-duration>
    <meta:document-statistic meta:page-count="8" meta:paragraph-count="14" meta:word-count="1112" meta:character-count="7441" meta:row-count="52" meta:non-whitespace-character-count="6343"/>
  </office:meta>
</office:document-meta>
</file>